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03cm" fo:min-width="18.423cm"/>
    </style:style>
    <style:style style:name="gr2" style:family="graphic" style:parent-style-name="standard">
      <style:graphic-properties draw:textarea-horizontal-align="justify" draw:textarea-vertical-align="middle" draw:auto-grow-height="false" fo:min-height="10.799cm" fo:min-width="11.184cm"/>
    </style:style>
    <style:style style:name="gr3" style:family="graphic" style:parent-style-name="standard">
      <style:graphic-properties draw:stroke="none" svg:stroke-color="#000000" draw:fill="none" draw:fill-color="#ffffff" fo:min-height="0.73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15.3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5.342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10.168cm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1.532cm"/>
    </style:style>
    <style:style style:name="gr11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fill="none" draw:textarea-vertical-align="middle" draw:auto-grow-height="false" fo:min-height="6.974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4.195cm" fo:min-width="2.675cm"/>
    </style:style>
    <style:style style:name="gr15" style:family="graphic" style:parent-style-name="standard">
      <style:graphic-properties draw:fill="none" draw:textarea-vertical-align="middle" draw:auto-grow-height="false" fo:min-height="6.853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2.036cm" fo:min-width="17.661cm"/>
    </style:style>
    <style:style style:name="gr17" style:family="graphic" style:parent-style-name="standard">
      <style:graphic-properties draw:textarea-horizontal-align="justify" draw:textarea-vertical-align="middle" draw:auto-grow-height="false" fo:min-height="17.022cm" fo:min-width="11.184cm"/>
    </style:style>
    <style:style style:name="gr18" style:family="graphic" style:parent-style-name="standard">
      <style:graphic-properties draw:textarea-horizontal-align="justify" draw:textarea-vertical-align="middle" draw:auto-grow-height="false" fo:min-height="3.814cm" fo:min-width="8.898cm"/>
    </style:style>
    <style:style style:name="gr19" style:family="graphic" style:parent-style-name="standard">
      <style:graphic-properties draw:textarea-horizontal-align="justify" draw:textarea-vertical-align="middle" draw:auto-grow-height="false" fo:min-height="1.655cm" fo:min-width="8.2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897cm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8.263cm"/>
    </style:style>
    <style:style style:name="gr22" style:family="graphic" style:parent-style-name="standard">
      <style:graphic-properties draw:textarea-horizontal-align="justify" draw:textarea-vertical-align="middle" draw:auto-grow-height="false" fo:min-height="7.751cm" fo:min-width="1.91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4.953cm" svg:x="1.334cm" svg:y="6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684cm" svg:height="11.049cm" svg:x="4.953cm" svg:y="13.95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509cm" svg:height="0.988cm" svg:x="6.541cm" svg:y="4.556cm">
          <draw:text-box>
            <text:p>The main server process</text:p>
          </draw:text-box>
        </draw:frame>
        <draw:line draw:style-name="gr4" draw:text-style-name="P3" draw:layer="layout" svg:x1="10.779cm" svg:y1="11.287cm" svg:x2="10.779cm" svg:y2="13.954cm">
          <text:p/>
        </draw:line>
        <draw:frame draw:style-name="gr3" draw:text-style-name="P2" draw:layer="layout" svg:width="1.905cm" svg:height="0.988cm" svg:x="11.16cm" svg:y="12.049cm">
          <draw:text-box>
            <text:p>Fork</text:p>
          </draw:text-box>
        </draw:frame>
        <draw:frame draw:style-name="gr3" draw:text-style-name="P2" draw:layer="layout" svg:width="7.032cm" svg:height="0.988cm" svg:x="7.279cm" svg:y="25.511cm">
          <draw:text-box>
            <text:p>The child tcp_server</text:p>
          </draw:text-box>
        </draw:frame>
        <draw:custom-shape draw:style-name="gr5" draw:text-style-name="P1" draw:layer="layout" svg:width="15.875cm" svg:height="2.032cm" svg:x="2.858cm" svg:y="1.254cm">
          <text:p text:style-name="P1">The Internal Working of the Relay.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502cm" svg:height="1.237cm" svg:x="27.924cm" svg:y="14.97cm">
          <draw:text-box>
            <text:p/>
          </draw:text-box>
        </draw:frame>
        <draw:custom-shape draw:style-name="gr7" draw:text-style-name="P1" xml:id="id1" draw:id="id1" draw:layer="layout" svg:width="5.842cm" svg:height="3.175cm" svg:x="5.826cm" svg:y="6.969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cm 9.772cm" svg:x1="8.747cm" svg:y1="6.969cm" svg:x2="8.747cm" svg:y2="10.144cm" draw:start-shape="id1" draw:start-glue-point="0" draw:end-shape="id1" draw:end-glue-point="2" svg:d="M8747 6969v-502h6350v4177h-6350v-500" svg:viewBox="0 0 6351 4178">
          <text:p/>
        </draw:connector>
        <draw:frame draw:style-name="gr8" draw:text-style-name="P2" draw:layer="layout" svg:width="4.318cm" svg:height="1.905cm" svg:x="6.588cm" svg:y="7.604cm">
          <draw:text-box>
            <text:p>Monitor the </text:p>
            <text:p>tcp_child</text:p>
          </draw:text-box>
        </draw:frame>
        <draw:custom-shape draw:style-name="gr9" draw:text-style-name="P1" xml:id="id2" draw:id="id2" draw:layer="layout" svg:width="10.668cm" svg:height="3.048cm" svg:x="5.572cm" svg:y="14.589cm">
          <text:p text:style-name="P1">Main listening loop and start child</text:p>
          <text:p text:style-name="P1">threads for each new client.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32cm" svg:height="2.032cm" svg:x="5.318cm" svg:y="19.5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32cm" svg:height="2.032cm" svg:x="6.969cm" svg:y="22.3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32cm" svg:height="2.032cm" svg:x="14.208cm" svg:y="19.5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32cm" svg:height="2.032cm" svg:x="11.258cm" svg:y="19.5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32cm" svg:height="2.032cm" svg:x="8.239cm" svg:y="19.5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32cm" svg:height="2.032cm" svg:x="9.89cm" svg:y="22.3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32cm" svg:height="2.032cm" svg:x="12.811cm" svg:y="22.33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334cm" svg:y1="17.637cm" svg:x2="6.334cm" svg:y2="19.669cm">
          <text:p/>
        </draw:line>
        <draw:line draw:style-name="gr4" draw:text-style-name="P3" draw:layer="layout" svg:x1="15.224cm" svg:y1="17.637cm" svg:x2="15.224cm" svg:y2="19.669cm">
          <text:p/>
        </draw:line>
        <draw:line draw:style-name="gr4" draw:text-style-name="P3" draw:layer="layout" svg:x1="12.303cm" svg:y1="17.637cm" svg:x2="12.303cm" svg:y2="19.669cm">
          <text:p/>
        </draw:line>
        <draw:line draw:style-name="gr4" draw:text-style-name="P3" draw:layer="layout" svg:x1="9.255cm" svg:y1="17.637cm" svg:x2="9.255cm" svg:y2="19.669cm">
          <text:p/>
        </draw:line>
        <draw:line draw:style-name="gr4" draw:text-style-name="P3" draw:layer="layout" svg:x1="7.731cm" svg:y1="17.764cm" svg:x2="7.731cm" svg:y2="22.336cm">
          <text:p/>
        </draw:line>
        <draw:line draw:style-name="gr4" draw:text-style-name="P3" draw:layer="layout" svg:x1="10.652cm" svg:y1="17.764cm" svg:x2="10.652cm" svg:y2="22.336cm">
          <text:p/>
        </draw:line>
        <draw:line draw:style-name="gr4" draw:text-style-name="P3" draw:layer="layout" svg:x1="13.7cm" svg:y1="17.764cm" svg:x2="13.7cm" svg:y2="22.336cm">
          <text:p/>
        </draw:line>
        <draw:connector draw:style-name="gr4" draw:text-style-name="P3" draw:layer="layout" draw:line-skew="0.12cm 0.247cm" svg:x1="10.906cm" svg:y1="14.589cm" svg:x2="10.906cm" svg:y2="17.637cm" draw:start-shape="id2" draw:start-glue-point="0" draw:end-shape="id2" draw:end-glue-point="2" svg:d="M10906 14589v-381h-5588v3930h5588v-501" svg:viewBox="0 0 5589 3931">
          <text:p/>
        </draw:connector>
        <draw:line draw:style-name="gr11" draw:text-style-name="P1" draw:layer="layout" svg:x1="18.145cm" svg:y1="13.192cm" svg:x2="16.24cm" svg:y2="14.716cm">
          <text:p/>
        </draw:line>
        <draw:line draw:style-name="gr11" draw:text-style-name="P1" draw:layer="layout" svg:x1="18.145cm" svg:y1="15.986cm" svg:x2="16.24cm" svg:y2="15.986cm">
          <text:p/>
        </draw:line>
        <draw:line draw:style-name="gr11" draw:text-style-name="P1" draw:layer="layout" svg:x1="18.018cm" svg:y1="18.907cm" svg:x2="16.24cm" svg:y2="17.637cm">
          <text:p/>
        </draw:line>
        <draw:line draw:style-name="gr11" draw:text-style-name="P1" draw:layer="layout" svg:x1="3.667cm" svg:y1="13.319cm" svg:x2="5.572cm" svg:y2="14.716cm">
          <text:p/>
        </draw:line>
        <draw:line draw:style-name="gr11" draw:text-style-name="P1" draw:layer="layout" svg:x1="3.54cm" svg:y1="16.113cm" svg:x2="5.572cm" svg:y2="16.113cm">
          <text:p/>
        </draw:line>
        <draw:line draw:style-name="gr11" draw:text-style-name="P1" draw:layer="layout" svg:x1="3.794cm" svg:y1="19.034cm" svg:x2="5.445cm" svg:y2="17.637cm">
          <text:p/>
        </draw:line>
        <draw:frame draw:style-name="gr12" draw:text-style-name="P2" draw:layer="layout" svg:width="1.397cm" svg:height="1.016cm" svg:x="5.699cm" svg:y="20.05cm">
          <draw:text-box>
            <text:p>C1</text:p>
          </draw:text-box>
        </draw:frame>
        <draw:frame draw:style-name="gr12" draw:text-style-name="P2" draw:layer="layout" svg:width="1.397cm" svg:height="1.016cm" svg:x="13.158cm" svg:y="22.813cm">
          <draw:text-box>
            <text:p>C7</text:p>
          </draw:text-box>
        </draw:frame>
        <draw:frame draw:style-name="gr12" draw:text-style-name="P2" draw:layer="layout" svg:width="1.397cm" svg:height="1.016cm" svg:x="10.206cm" svg:y="22.875cm">
          <draw:text-box>
            <text:p>C6</text:p>
          </draw:text-box>
        </draw:frame>
        <draw:frame draw:style-name="gr12" draw:text-style-name="P2" draw:layer="layout" svg:width="1.397cm" svg:height="1.016cm" svg:x="7.316cm" svg:y="22.844cm">
          <draw:text-box>
            <text:p>C5</text:p>
          </draw:text-box>
        </draw:frame>
        <draw:frame draw:style-name="gr12" draw:text-style-name="P2" draw:layer="layout" svg:width="1.397cm" svg:height="1.016cm" svg:x="14.525cm" svg:y="20.016cm">
          <draw:text-box>
            <text:p>C4</text:p>
          </draw:text-box>
        </draw:frame>
        <draw:frame draw:style-name="gr12" draw:text-style-name="P2" draw:layer="layout" svg:width="1.397cm" svg:height="1.016cm" svg:x="11.606cm" svg:y="20.052cm">
          <draw:text-box>
            <text:p>C3</text:p>
          </draw:text-box>
        </draw:frame>
        <draw:frame draw:style-name="gr12" draw:text-style-name="P2" draw:layer="layout" svg:width="1.397cm" svg:height="1.016cm" svg:x="8.62cm" svg:y="20.05cm">
          <draw:text-box>
            <text:p>C2</text:p>
          </draw:text-box>
        </draw:frame>
        <draw:custom-shape draw:style-name="gr13" draw:text-style-name="P3" xml:id="id3" draw:id="id3" draw:layer="layout" svg:width="0.635cm" svg:height="7.62cm" svg:x="18.303cm" svg:y="12.269cm">
          <text:p/>
          <draw:enhanced-geometry svg:viewBox="0 0 21600 21600" draw:glue-points="0 0 0 21600 21600 10800" draw:text-areas="0 ?f9 7800 ?f10" draw:type="right-brace" draw:modifiers="1800 10835.42842146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" xml:id="id4" draw:id="id4" draw:layer="layout" svg:width="3.175cm" svg:height="4.445cm" svg:x="16.875cm" svg:y="20.431cm">
          <text:p text:style-name="P1">Incoming</text:p>
          <text:p text:style-name="P1">Controller</text:p>
          <text:p text:style-name="P1">/sub-relay</text:p>
          <text:p text:style-name="P1">cxn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8.938cm" svg:y1="16.079cm" svg:x2="20.05cm" svg:y2="22.653cm" draw:start-shape="id3" draw:start-glue-point="6" draw:end-shape="id4" draw:end-glue-point="1" svg:d="M18938 16079h1612v6574h-500" svg:viewBox="0 0 1613 6575">
          <text:p/>
        </draw:connector>
        <draw:custom-shape draw:style-name="gr15" draw:text-style-name="P3" xml:id="id5" draw:id="id5" draw:layer="layout" svg:width="0.508cm" svg:height="7.493cm" svg:x="2.778cm" svg:y="12.43cm">
          <text:p/>
          <draw:enhanced-geometry svg:viewBox="0 0 21600 21600" draw:glue-points="21600 0 0 10800 21600 21600" draw:text-areas="13800 ?f9 21600 ?f10" draw:type="left-brace" draw:modifiers="1800 10815.085714285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1" xml:id="id6" draw:id="id6" draw:layer="layout" svg:width="3.175cm" svg:height="4.445cm" svg:x="1.508cm" svg:y="20.431cm">
          <text:p text:style-name="P1">Incoming</text:p>
          <text:p text:style-name="P1">Controller</text:p>
          <text:p text:style-name="P1">/sub-relay</text:p>
          <text:p text:style-name="P1">cxn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.778cm" svg:y1="16.177cm" svg:x2="1.508cm" svg:y2="22.653cm" draw:start-shape="id5" draw:start-glue-point="5" draw:end-shape="id6" svg:d="M2778 16177h-1772v6476h502" svg:viewBox="0 0 1773 6477">
          <text:p/>
        </draw:connector>
      </draw:page>
      <draw:page draw:name="page2" draw:style-name="dp1" draw:master-page-name="Default">
        <draw:custom-shape draw:style-name="gr16" draw:text-style-name="P1" draw:layer="layout" svg:width="18.161cm" svg:height="2.286cm" svg:x="1.715cm" svg:y="1.381cm">
          <text:p text:style-name="P1">The client thread process</text:p>
          <draw:enhanced-geometry svg:viewBox="0 0 21600 21600" draw:type="rectangle" draw:enhanced-path="M 0 0 L 21600 0 21600 21600 0 21600 0 0 Z N"/>
        </draw:custom-shape>
        <draw:custom-shape draw:style-name="gr17" draw:text-style-name="P1" xml:id="id8" draw:id="id8" draw:layer="layout" svg:width="11.684cm" svg:height="17.272cm" svg:x="4.953cm" svg:y="8.7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9" draw:id="id9" draw:layer="layout" svg:width="9.398cm" svg:height="4.064cm" svg:x="6.096cm" svg:y="9.89cm">
          <text:p text:style-name="P1">Check if it says END</text:p>
          <draw:enhanced-geometry svg:viewBox="0 0 21600 21600" draw:type="rectangle" draw:enhanced-path="M 0 0 L 21600 0 21600 21600 0 21600 0 0 Z N"/>
        </draw:custom-shape>
        <draw:custom-shape draw:style-name="gr18" draw:text-style-name="P1" xml:id="id10" draw:id="id10" draw:layer="layout" svg:width="9.398cm" svg:height="4.064cm" svg:x="6.096cm" svg:y="20.558cm">
          <text:p text:style-name="P1">Check if it needs to</text:p>
          <text:p text:style-name="P1">Send a reply to</text:p>
          <text:p text:style-name="P1">Another broadcast</text:p>
          <draw:enhanced-geometry svg:viewBox="0 0 21600 21600" draw:type="rectangle" draw:enhanced-path="M 0 0 L 21600 0 21600 21600 0 21600 0 0 Z N"/>
        </draw:custom-shape>
        <draw:custom-shape draw:style-name="gr18" draw:text-style-name="P1" xml:id="id11" draw:id="id11" draw:layer="layout" svg:width="9.398cm" svg:height="4.064cm" svg:x="6.096cm" svg:y="15.351cm">
          <text:p text:style-name="P1">Check if it needs to broadcas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0.261cm" svg:x1="1.493cm" svg:y1="6.263cm" svg:x2="4.953cm" svg:y2="17.383cm" draw:start-shape="id7" draw:start-glue-point="3" draw:end-shape="id8" draw:end-glue-point="3" svg:d="M1493 6263h-239v11120h3699" svg:viewBox="0 0 3700 11121">
          <text:p/>
        </draw:connector>
        <draw:custom-shape draw:style-name="gr19" draw:text-style-name="P1" draw:layer="layout" svg:width="8.763cm" svg:height="1.905cm" svg:x="1.508cm" svg:y="5.318cm">
          <text:p/>
          <draw:enhanced-geometry svg:viewBox="0 0 21600 21600" draw:type="rectangle" draw:enhanced-path="M 0 0 L 21600 0 21600 21600 0 21600 0 0 Z N"/>
        </draw:custom-shape>
        <draw:frame draw:style-name="gr20" draw:text-style-name="P2" xml:id="id7" draw:id="id7" draw:layer="layout" svg:width="8.397cm" svg:height="0.903cm" svg:x="1.493cm" svg:y="5.812cm">
          <draw:text-box>
            <text:p>Receive msg using the sock</text:p>
          </draw:text-box>
        </draw:frame>
        <draw:connector draw:style-name="gr4" draw:text-style-name="P3" draw:layer="layout" draw:line-skew="0cm 10.645cm" svg:x1="10.795cm" svg:y1="9.89cm" svg:x2="10.795cm" svg:y2="24.622cm" draw:start-shape="id9" draw:start-glue-point="0" draw:end-shape="id10" draw:end-glue-point="2" svg:d="M10795 9890v-501h5445v15734h-5445v-501" svg:viewBox="0 0 5446 15735">
          <text:p/>
        </draw:connector>
        <draw:line draw:style-name="gr4" draw:text-style-name="P3" draw:layer="layout" svg:x1="10.525cm" svg:y1="20.431cm" svg:x2="10.525cm" svg:y2="19.415cm">
          <text:p/>
        </draw:line>
        <draw:line draw:style-name="gr4" draw:text-style-name="P3" draw:layer="layout" svg:x1="10.525cm" svg:y1="15.224cm" svg:x2="10.525cm" svg:y2="14.081cm">
          <text:p/>
        </draw:line>
        <draw:connector draw:style-name="gr4" draw:text-style-name="P3" draw:layer="layout" svg:x1="15.494cm" svg:y1="17.383cm" svg:x2="19.796cm" svg:y2="6.27cm" draw:start-shape="id11" draw:start-glue-point="1" draw:end-shape="id12" svg:d="M15494 17383h4802v-11113h-500" svg:viewBox="0 0 4803 11114">
          <text:p/>
        </draw:connector>
        <draw:custom-shape draw:style-name="gr21" draw:text-style-name="P1" xml:id="id12" draw:id="id12" draw:layer="layout" svg:width="8.763cm" svg:height="1.905cm" svg:x="11.033cm" svg:y="5.318cm">
          <text:p text:style-name="P1">Send broadcast using</text:p>
          <text:p text:style-name="P1">bcast_sock.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478cm" svg:y1="22.463cm" svg:x2="17.637cm" svg:y2="22.463cm">
          <text:p/>
        </draw:line>
        <draw:custom-shape draw:style-name="gr22" draw:text-style-name="P1" draw:layer="layout" svg:width="2.413cm" svg:height="8.001cm" svg:x="17.764cm" svg:y="18.399cm">
          <text:p text:style-name="P1">Send</text:p>
          <text:p text:style-name="P1">reply </text:p>
          <text:p text:style-name="P1">using </text:p>
          <text:p text:style-name="P1">sock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DejaVu Serif" fo:font-family="'DejaVu Serif'" style:font-style-name="Book" style:font-family-generic="roman" style:font-pitch="variable" fo:font-size="16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1T03:41:34.739995034</meta:creation-date>
    <dc:date>2019-01-01T12:32:16.614096553</dc:date>
    <meta:editing-duration>PT24M51S</meta:editing-duration>
    <meta:editing-cycles>9</meta:editing-cycles>
    <meta:generator>LibreOffice/6.1.4.2$Linux_X86_64 LibreOffice_project/10$Build-2</meta:generator>
    <meta:document-statistic meta:object-count="61"/>
  </office:meta>
</office:document-meta>
</file>